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font-size="10pt" style:font-size-asian="10pt" style:font-size-complex="10pt"/>
    </style:style>
    <style:style style:name="P2" style:family="paragraph" style:parent-style-name="Footnote">
      <style:paragraph-properties fo:line-height="100%"/>
      <style:text-properties fo:font-size="10pt" style:font-size-asian="10pt" style:font-size-complex="10pt"/>
    </style:style>
    <style:style style:name="P3" style:family="paragraph" style:parent-style-name="Footnote">
      <style:text-properties fo:background-color="#ffff00"/>
    </style:style>
    <style:style style:name="P4" style:family="paragraph" style:parent-style-name="Footnote">
      <style:text-properties fo:font-size="9pt" fo:background-color="transparent" style:font-size-asian="9pt" style:font-size-complex="9pt"/>
    </style:style>
    <style:style style:name="P5" style:family="paragraph" style:parent-style-name="Footnote">
      <style:paragraph-properties fo:line-height="100%"/>
    </style:style>
    <style:style style:name="P6" style:family="paragraph" style:parent-style-name="Standard">
      <style:paragraph-properties fo:line-height="150%" fo:text-align="justify" style:justify-single-word="false"/>
      <style:text-properties style:font-name="Trebuchet MS1" fo:font-size="12pt" fo:font-style="normal" fo:font-weight="bold"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rebuchet MS1" fo:font-size="11pt" fo:font-style="normal" fo:font-weight="normal" fo:background-color="transparent"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weight="normal" fo:background-color="#ffff00" style:font-weight-asian="normal" style:font-weight-complex="normal"/>
    </style:style>
    <style:style style:name="P10" style:family="paragraph" style:parent-style-name="Standard">
      <style:paragraph-properties fo:line-height="100%" fo:text-align="justify" style:justify-single-word="false">
        <style:tab-stops>
          <style:tab-stop style:position="0.503cm"/>
        </style:tab-stops>
      </style:paragraph-properties>
      <style:text-properties fo:font-size="9pt" fo:font-weight="normal" style:font-size-asian="9pt" style:font-weight-asian="normal" style:font-size-complex="9pt" style:font-weight-complex="normal"/>
    </style:style>
    <style:style style:name="P11"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P12" style:family="paragraph" style:parent-style-name="Standard">
      <style:paragraph-properties fo:line-height="150%" fo:text-align="justify" style:justify-single-word="false"/>
    </style:style>
    <style:style style:name="P13" style:family="paragraph" style:parent-style-name="Text_20_body">
      <style:paragraph-properties fo:line-height="150%" fo:text-align="justify" style:justify-single-word="false"/>
      <style:text-properties style:font-name="Trebuchet MS1" fo:font-size="12pt" fo:font-style="normal" fo:font-weight="bold" fo:background-color="transparent" style:font-size-asian="12pt" style:font-style-asian="normal" style:font-weight-asian="bold" style:font-size-complex="12pt" style:font-style-complex="normal" style:font-weight-complex="bold"/>
    </style:style>
    <style:style style:name="P14" style:family="paragraph" style:parent-style-name="Text_20_body" style:master-page-name="">
      <style:paragraph-properties fo:line-height="150%" fo:text-align="justify" style:justify-single-word="false" style:page-number="auto"/>
      <style:text-properties fo:font-weight="normal"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16" style:family="paragraph" style:parent-style-name="Text_20_body">
      <style:paragraph-properties fo:line-height="150%" fo:text-align="justify" style:justify-single-word="false"/>
      <style:text-properties style:font-name="Trebuchet MS1" fo:font-size="12pt" fo:font-style="normal" fo:font-weight="normal" fo:background-color="transparent"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font-name="Trebuchet MS1"/>
    </style:style>
    <style:style style:name="T4" style:family="text">
      <style:text-properties style:font-name="Trebuchet MS1" fo:font-style="normal" fo:font-weight="normal" style:font-style-asian="normal" style:font-weight-asian="normal" style:font-style-complex="normal" style:font-weight-complex="normal"/>
    </style:style>
    <style:style style:name="T5" style:family="text">
      <style:text-properties style:font-name="Trebuchet MS1" fo:font-style="normal" style:font-style-asian="normal" style:font-style-complex="normal"/>
    </style:style>
    <style:style style:name="T6" style:family="text">
      <style:text-properties style:font-name="Trebuchet MS1" fo:font-style="italic" fo:font-weight="normal" style:font-style-asian="italic" style:font-weight-asian="normal" style:font-style-complex="italic" style:font-weight-complex="normal"/>
    </style:style>
    <style:style style:name="T7" style:family="text">
      <style:text-properties style:font-name="Trebuchet MS1" fo:font-style="italic" style:font-style-asian="italic" style:font-style-complex="italic"/>
    </style:style>
    <style:style style:name="T8" style:family="text">
      <style:text-properties style:font-name="Trebuchet MS1" fo:font-size="12pt" fo:font-style="normal" style:font-size-asian="12pt" style:font-style-asian="normal" style:font-size-complex="12pt" style:font-style-complex="normal"/>
    </style:style>
    <style:style style:name="T9" style:family="text">
      <style:text-properties style:font-name="Trebuchet MS1"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Trebuchet MS1"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6pt" style:font-size-asian="16pt" style:font-size-complex="16pt"/>
    </style:style>
    <style:style style:name="T14" style:family="text">
      <style:text-properties fo:font-weight="bold" style:font-weight-asian="bold" style:font-weight-complex="bold"/>
    </style:style>
    <style:style style:name="T15" style:family="text">
      <style:text-properties fo:font-weight="bold" fo:background-color="transparent" style:font-weight-asian="bold" style:font-weight-complex="bold"/>
    </style:style>
    <style:style style:name="T16" style:family="text">
      <style:text-properties fo:font-style="normal" style:font-style-asian="normal" style:font-style-complex="normal"/>
    </style:style>
    <style:style style:name="T17"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 pilule contraceptive</text:h>
      <text:p text:style-name="P8"><text:span text:style-name="T13"><text:tab/></text:span>Au cours des années 1960 apparaît la pilule contraceptive. Elle est découverte par le Dr. G. Pincus en 1951<text:note text:id="ftn1" text:note-class="footnote"><text:note-citation>1</text:note-citation><text:note-body><text:p text:style-name="P3">Source internet : Wikipédia.</text:p></text:note-body></text:note> et deviendra un véritable instrument de l'émancipation féminine. Grâce à elle, les femmes vont pouvoir réellement devenir autre chose que des mères; elle leur offre la possibilité de contrôler elles-mêmes leur fécondité et d'éventuellement développer une carrière professionnelle. La mise en place de ce moyen contraceptif potentiellement accessible à toutes va également permettre de lever le voile sur les tabous sexuels, les peurs et ignorances féminines. Le planning familial devient un endroit où les femmes peuvent non seulement parler mais aussi apprendre sur la sexualité et la jouissance. </text:p>
      <text:p text:style-name="P8"/>
      <text:p text:style-name="P8"><text:tab/>Cette révolution contraceptive va avoir comme répercussion la revendication de l'égalité des sexes et ce, jusque dans le plaisir. <text:s/>La femme perd la place d'objet ou spectateur et devient actrice de la sexualité. Tout ceci va participer à un véritable bouleversement des identités tant féminines que masculines et du rapport entre les sexes. La pilule est accueillie à bras ouverts par tous : par les femmes pour des raisons exposées plus haut et par les hommes car elle fait miroiter l'idéal d'une partenaire plus disponible puisque délivrée du risque de grossesse. </text:p>
      <text:p text:style-name="P8"/>
      <text:p text:style-name="P8"><text:tab/>J'ai choisi de mettre ce moyen contraceptif en évidence pour diverses raisons :</text:p>
      <text:p text:style-name="P8"/>
      <text:p text:style-name="P8"><text:tab/>Parmi les moyens contraceptifs destinés aux femmes, <text:span text:style-name="T14">la pilule est présentée comme plus fiable, plus disponible et son usage moins contraignant</text:span> que d'autres contraceptifs. </text:p>
      <text:p text:style-name="P8"/>
      <text:p text:style-name="P8"><text:tab/>Sa prise est un acte du quotidien, <text:span text:style-name="T14">nettement </text:span><text:span text:style-name="T12">différenciée</text:span><text:span text:style-name="T14"> du rapport sexuel</text:span>, ce qui contribue à différencier les fonctions ludiques et génésiques du sexe. On peut se demander ce à quoi cela participe en terme de représentations du sexe chez les adolescents et les jeunes adultes. Par ailleurs, c'est une méthode recommandée aux jeunes filles dans la mesure où elle est sous le contrôle de la femme (protection sensée être absolue).</text:p>
      <text:p text:style-name="P8"/>
      <text:p text:style-name="P8"><text:tab/>Des <text:span text:style-name="T14">séances d'informations</text:span> sur la contraception sont tenues dans les écoles dès le secondaire. Il s'agit dans ces séances d'informer les jeunes sur les moyens contraceptifs disponibles (description des produits, lieux de distribution, coûts,... ) afin d'endiguer aussi bien le risque de grossesse que celui de transmission des MST. Si le bien fondé de ces séances n'est pas à remettre en cause, il me semble qu'elles peuvent venir confronter les jeunes a<text:span text:style-name="T14">u réel d'une sexualité adulte pour l'appréhension de laquelle ils ne disposent pas toujours de la maturité nécessaire</text:span><text:note text:id="ftn2" text:note-class="footnote"><text:note-citation>2</text:note-citation><text:note-body><text:p text:style-name="P10"><text:s text:c="2"/>Quid remboursement de la pilule ?</text:p></text:note-body></text:note>. Le danger de ces séances d'informations réside dans l'approche technique qu'elles <text:soft-page-break/>offrent de la sexualité. Est-il possible que cette information donnée aux jeunes puisse les centrer sur ces aspects en passant outre tout ce qu'il se passe en périphérie de l'acte (sentiments,émotions, dialogue, imaginaire,...), participant ainsi à l'instrumentalisation des corps au profit de la jouissance ?</text:p>
      <text:p text:style-name="P8"/>
      <text:p text:style-name="P8"><text:tab/>Il arrive parfois que la pilule soit proposée et <text:span text:style-name="T14">prescrite à d'autres fins que contraceptives</text:span> : régulariser le cycle menstruel (alors même que seul 10 à 15 % des femmes peuvent prétendre à un cycle régulier<text:note text:id="ftn3" text:note-class="footnote"><text:note-citation>3</text:note-citation><text:note-body><text:p text:style-name="P4">Source !!</text:p></text:note-body></text:note>), pallier à un problème d'acné, de rétention d'eau ou à un taux excessif d'hormones masculines par exemple. Cet argument, en corolaire avec le précédent fait avancer l'hypothèse que des jeunes filles, à la sexualité souvent encore latente et incertaine, peuvent se voir confrontées de manière indirecte et finalement involontaire à la possibilité d'une sexualité adulte. Les jeunes gens apprennent selon moi à se protéger des conséquences de l'amour avant même d'avoir pu y gouter. Quelle représentation de ces jeunes alors ? Quel sexe pour quel plaisir et avec quel risque ?</text:p>
      <text:p text:style-name="P8"/>
      <text:p text:style-name="P8"><text:tab/>Dans quelle mesure prendre ou pas la pilule révèle-t-il encore d'un choix contraceptif éclairé dans le cadre d'une relation durable ? Le risque de grossesse<text:span text:style-name="T16">, cet aspect de la sexualité qui pouvait venir freiner le moment du premier rapport est évincé. Cela pourrait-il avoir une influence sur l'initiation des conduites sexuelles adolescentaires et, par là même, influencer le décours de la sexualité ultérieure de ces adolescentes devenues femmes (en termes de choix du partenaire, de fréquence des rapports sexuels avant le mariage, de vécu de l'expérience sexuelle, etc. ) ?</text:span></text:p>
      <text:p text:style-name="P8"/>
      <text:p text:style-name="P8"><text:tab/>50 ans après les premières pilules, on peut se demander dans quelle <text:span text:style-name="T14">mesure son usage ne s'est pas régularisé au point d'en être normalisé</text:span>. Étendard des féministes des années 70, il me semble que peu de jeunes filles voient encore dans la pilule un moyen de libération sexuelle. Ont-elles seulement conscience du changement que cet outil contraceptif a introduit dans la sexualité ? </text:p>
      <text:p text:style-name="P8"/>
      <text:p text:style-name="P8"><text:tab/><text:span text:style-name="T17">Je pose l'hypothèse que l'usage de la pilule peut se faire discret et n'être discuté entre partenaires sexuels que dans l'après-coup (lorsque la relation se stabilise et que le couple envisage de ne plus utiliser de préservatif par exemple ou lorsque l'intimité rend possible le dialogue sur la contraception dans des situations où le préservatif n'a pas été utilisé lors des premiers rapports). Si tel devait se révéler le cas, l'argument développé ci dessus postulant que la pilule permettrait une ouverture précoce et peu réfléchie à la sexualité devra être nuancé. Cela dit, on peut se demander quelle image renvoient ces jeunes filles qui « couchent » sans se soucier explicitement ni du risque de grossesse, ni de celui de transmission des MSTs. </text:span></text:p>
      <text:p text:style-name="P9"><text:soft-page-break/></text:p>
      <text:p text:style-name="P8"><text:tab/>Une autre question qui me taraude est de savoir s'il est envisageable que le fait de prendre la pilule - sans avoir considéré la question de la contraception comme telle - pourrait avoir, chez les jeunes filles, <text:span text:style-name="T14">une influence sur la perception du risque de transmission des MST</text:span>. Dans la mesure où ces jeunes filles seraient protégées du risque d'une grossesse involontaire presque malgré elles, peut-on postuler qu'une certaine forme de « toute-puissance » développée au travers du contrôle de la fécondité pourrait s'étendre jusqu'au domaine des MST ? On peut également se demander quelle est l'influence du discours préventif des MST sur le recours à <text:s/>la pilule comme contraceptif privilégié. Le risque de transmission du SIDA (entre autre), et la nécessité conjointe d'utiliser le préservatif pour s'en protéger a pu venir influencer le taux de recours à la pilule puisqu'elle ne protège pas contre les MST. </text:p>
      <text:p text:style-name="P8"/>
      <text:p text:style-name="P8"><text:tab/>En outre, j'ai dit plus haut que la contraception orale avait fait miroiter aux femmes la possibilité de prendre une nouvelle place dans les rapports sexuels, une nouvelle place et un autre plaisir : la pilule a permit l'ouverture d'un <text:span text:style-name="T14">dialogue sur la sexualité</text:span>. Spectatrices muettes soumises au désir de l'autre au travers du risque de grossesse et d'une certaine forme de domination masculine, les femmes ont reçu <text:s/>la possibilité de prendre conscience et d'exprimer besoins et désirs, de devenir sujet au sein des rapports sexuels. Paradoxalement, ce qui d'un coté a permit une ouverture de dialogue, a, du coté des hommes pu être compris d'une autre manière. <text:span text:style-name="T8"><text:tab/>Un article de 2004</text:span><text:span text:style-name="T8"><text:note text:id="ftn4" text:note-class="footnote"><text:note-citation>4</text:note-citation><text:note-body><text:p text:style-name="Footnote"><text:span text:style-name="T9">Baudillon, L. (2004). La reproduction interdite : de la contraception à l'IVG. </text:span><text:span text:style-name="T10">Le journal des psychologues, </text:span><text:span text:style-name="T9">218, pp. 22- 27.</text:span></text:p></text:note-body></text:note></text:span><text:span text:style-name="T8"> postule que les adolescents de sexe masculin ont tendance a considérer l'acte sexuel comme un acte visant à la jouissance immédiate, dégagé de toute dimension relationnelle. Ceci est rendu possible, entre autre, par la médiatisation de la sexualité, la mise en valeur des corps et la manière dont ces jeunes sont informés sur la sexualité et la contraception. Si tel est le cas, le fait que les jeunes filles soient protégées du risque de grossesse et que cela soit acquis pour ces jeunes hommes ne permettrait-il pas un renforcement de ce genre d'attitude ? </text:span>En effet, puisque l'amour ne porte plus à conséquence, pourquoi la femme se refuserait-elle encore ? De cette compréhension des possibilités offertes par l'usage de la pilule contraceptive a pu découler l'idée d'une certaine forme d'objectification de la femme<text:note text:id="ftn5" text:note-class="footnote"><text:note-citation>5</text:note-citation><text:note-body><text:p text:style-name="P1"><text:span text:style-name="T3">Kniebiehler, Y. (2002). </text:span><text:span text:style-name="T7">La Sexualité et l'Histoire. </text:span><text:span text:style-name="T5">Paris: Editions Odile Jacob. </text:span></text:p></text:note-body></text:note> au profit de la satisfaction sexuelle masculine. </text:p>
      <text:p text:style-name="P8"/>
      <text:h text:style-name="Heading_20_2" text:outline-level="2">Pilule : principe d'action ?</text:h>
      <text:p text:style-name="P11"/>
      <text:p text:style-name="P14"><text:tab/>Ci suit un bref aperçu du principe de fonctionnement du traitement contraceptif oral <text:soft-page-break/>qu'est la pilule. Si ce n'est pas l'objet de mon travail, il me semble important de le décrire brièvement. En effet, il me parait important de bien comprendre comment la pilule contraceptive agit sur les corps et l'influence de la prise de pilule contraceptive sur le psychisme pour éventuellement pouvoir en tirer des pistes de réflexion quant à son influence sur la sexualité globale des femmes qui en font l'utilisation. </text:p>
      <text:p text:style-name="P8"/>
      <text:h text:style-name="Heading_20_2" text:outline-level="2">Pilule effets « pervers »</text:h>
      <text:p text:style-name="P8"/>
      <text:p text:style-name="P8"><text:tab/>Très vite apparaissent les effets pervers de cette contraception d'abord conçue comme révolutionnaire. </text:p>
      <text:p text:style-name="P8"/>
      <text:p text:style-name="P8"/>
      <text:p text:style-name="P12"><text:span text:style-name="T2"><text:tab/>Premier aspect inattendu, la </text:span><text:span text:style-name="T15">pilule semble libérer l'homme plus que la femme</text:span><text:span text:style-name="T2"><text:note text:id="ftn6" text:note-class="footnote"><text:note-citation>6</text:note-citation><text:note-body><text:p text:style-name="Footnote"><text:span text:style-name="T9">Ferrand, M. &amp; Bajos, N. (2004). La contraception en France : une situation paradoxale. </text:span><text:span text:style-name="T10">Le journal des psychologues</text:span><text:span text:style-name="T9">, 218, pp. 34-37.</text:span></text:p></text:note-body></text:note></text:span><text:span text:style-name="T2"> : c'est elle qui se voit assujettie à ce traitement quotidien, à ses effets secondaires parfois très incommodants et qui, souvent, doit prendre en charge le coût de la « bonne » pilule, plus onéreuse. Avant que n'émerge dans les esprits le risque de transmission des MST, l'homme se voit, grâce à la pilule, totalement délivré de la contrainte contraceptive. <text:s/>Cela dit, cette pseudo-liberté masculine se voit remise en cause suite aux épidémies du SIDA des années 80. La pilule, moyen contraceptif fiable, ne protège pas contre les maladies sexuellement transmissibles</text:span><text:span text:style-name="T2"><text:note text:id="ftn7" text:note-class="footnote"><text:note-citation>7</text:note-citation><text:note-body><text:p text:style-name="P5">Que j'évoquerais dans la suite de ce document par l'abréviation « MST ».</text:p></text:note-body></text:note></text:span><text:span text:style-name="T2">. Ainsi, un intervenant en planning familial dira lors d'un forum sur la Libération sexuelle</text:span><text:span text:style-name="T2"><text:note text:id="ftn8" text:note-class="footnote"><text:note-citation>8</text:note-citation><text:note-body><text:p text:style-name="P5"><text:span text:style-name="T9">Roynet, D., « La sexualité génésique et ludique des femmes depuis Mai 68</text:span><text:span text:style-name="T10">. » </text:span><text:span text:style-name="T9">In Mai 68, 40 ans après, « Libération sexuelle: Mémoire et Constats », organisé par l'HELB Ecole Ouvrière Supérieure</text:span><text:span text:style-name="T10">,</text:span><text:span text:style-name="T9"> 24 avril 2008.</text:span></text:p></text:note-body></text:note></text:span><text:span text:style-name="T2"> : « Après Mai 68, sous couvert de la nécessité de libérer la sexualité, nous prôné l'usage de la pilule et discrédité l'emploi du préservatif, finalement moins fiable et contraignant. En 1985, nous avons du faire marche arrière. » Le revers de la médaille le voilà : conséquence dramatique de la libération des mœurs, les « épidémies » de SIDA et autres MST ont fait des ravages parmi la population mondiale sans distinction de race, ni d'orientation sexuelle ou de milieux sociaux. </text:span></text:p>
      <text:p text:style-name="P8"/>
      <text:p text:style-name="P12"><text:span text:style-name="T2"><text:tab/>Sur le plan du </text:span><text:span text:style-name="T15">désir sexuel</text:span><text:span text:style-name="T2">, </text:span>Hardy (1981<text:note text:id="ftn9" text:note-class="footnote"><text:note-citation>9</text:note-citation><text:note-body><text:p text:style-name="P2"><text:span text:style-name="T5">Cité par Fischer, H. (1992). </text:span><text:span text:style-name="T7">Histoire naturelle de la sexualité.</text:span><text:span text:style-name="T5"> Paris: Hachette Littératures (2° édition).</text:span><text:span text:style-name="T7"> </text:span></text:p></text:note-body></text:note>) met en évidence le fait que l'activité sexuelle féminine est à son paroxysme à mi-cycle. Or il semble, dans un premier temps, que le recours au contraceptif oral puisse avoir provoqué la disparition de ce phénomène (Adams, Gold &amp; Burt, 1978<text:note text:id="ftn10" text:note-class="footnote"><text:note-citation>10</text:note-citation><text:note-body><text:p text:style-name="P2">Cité par Fischer, ibidem.</text:p></text:note-body></text:note>) . La question du désir pour les femmes qui contrôlent leur fécondité se pose alors. Néanmoins, des recherches plus récentes réfutent cette idée. De fait, les travaux entrepris sur <text:soft-page-break/>le sujet ne relèvent pas de différence significative entre l'évolution<text:span text:style-name="T2"> du désir chez des femmes </text:span><text:span text:style-name="T2">qui ont opté pour la pilule contraceptive et d'autres qui ont opté pour un dispositif intra-utérin (Martin-Loeches &amp; al., 2003</text:span><text:span text:style-name="T2"><text:note text:id="ftn11" text:note-class="footnote"><text:note-citation>11</text:note-citation><text:note-body><text:p text:style-name="P5">Citées dans <text:span text:style-name="T9">H. Asscheman, H. &amp; Collier, F. (2008). Troubles de désir et contraception orale. </text:span><text:span text:style-name="T10">Sexologies</text:span><text:span text:style-name="T9">, 17, pp. 113-114.</text:span></text:p></text:note-body></text:note></text:span><text:span text:style-name="T2">), ce qui nuance les résultats obtenus en 2004 par Caruso</text:span><text:span text:style-name="T2"><text:note text:id="ftn12" text:note-class="footnote"><text:note-citation>12</text:note-citation><text:note-body><text:p text:style-name="Footnote">Ibidem.</text:p></text:note-body></text:note></text:span><text:span text:style-name="T2"> évoquant une baisse de libido chez les femmes qui utilisent le contraceptif oral depuis plus de 9 mois. Si il est effectivement possible que les femmes ayant opté pour un contraceptif oral ressentent une baisse de libido, celle-ci semble être minime et ne semble donc pas être un réel frein aux activités sexuelles. Les auteurs postulent, en outre, que d'autres facteurs psychosociaux seraient en jeu dans cette baisse de libido.</text:span></text:p>
      <text:p text:style-name="P8"/>
      <text:p text:style-name="P8"><text:tab/>J'ai évoqué plus haut une libération de l'homme grâce à la contraception orale destinée aux femmes. Il me semble effectivement que le fait de prendre la pilule est quelque chose de contraignant qui requiert, de la part de la femme, rigueur et organisation. Cela dit, là où ce type de contraception libère l'homme, la domination sexuelle masculine se voit remise en question : la femme obtient la <text:span text:style-name="T14">possibilité de priver l'homme de progéniture</text:span>. Ce qui était un devoir féminin – offrir descendance et en prendre soin – devient un droit. En outre, au travers du lever du tabou sexuel et de sa reconnaissance en tant que partenaire sexuelle active, la femme acquiert la possibilité de <text:span text:style-name="T14">refuser les rapports sexuels</text:span>. Elle a également la possibilité de développer des <text:span text:style-name="T14">attentes en rapport à la satisfaction sexuelle</text:span>. Loin de devenir partenaires toujours disponibles soumises au désir de ces messieurs, les femmes peuvent reprendre le contrôle de leur sexualité et découvrir là une nouvelle forme de pouvoir. C'est pour toutes ces raisons que la pilule a été la pierre angulaire du féminisme, mouvement dont l'action va permettre à d'autres « droits féminins » de voir le jour, ce qui modifiera d'autant plus le rapport entre les sexes. </text:p>
      <text:p text:style-name="P7"/>
      <text:p text:style-name="P7"/>
      <text:p text:style-name="P7"/>
      <text:h text:style-name="Heading_20_2" text:outline-level="2">Significations liées à la prise de contraception orale</text:h>
      <text:p text:style-name="P6"/>
      <text:p text:style-name="P13"><text:tab/><text:span text:style-name="T1">Il semble que le recours à la pilule contraceptive puisse venir nourrir dans l'imaginaire des jeunes filles, de leur entourage et plus globalement dans celui des membres de la société des représentations conscientes ou inconscientes, justifiées ou pas sur la sexualité de celles qui se protègent du risque de grossesse. </text:span></text:p>
      <text:p text:style-name="P16"/>
      <text:p text:style-name="P13"><text:span text:style-name="T1"><text:tab/>Pour une adolescente, prendre la pilule ouvre la </text:span>possibilité d'une sexualité <text:soft-page-break/>adulte <text:span text:style-name="T1">et</text:span> du « devenir mère »<text:span text:style-name="T1"><text:note text:id="ftn13" text:note-class="footnote"><text:note-citation>13</text:note-citation><text:note-body><text:p text:style-name="Footnote"><text:span text:style-name="T9">Baudillon, L. (2004). La reproduction interdite : de la contraception à l'IVG. </text:span><text:span text:style-name="T10">Le journal des psychologues, </text:span><text:span text:style-name="T9">218, pp. 22- 27.</text:span></text:p></text:note-body></text:note></text:span>. <text:span text:style-name="T1">Serait-il possible que la première prescription soit une forme de rite initiatique dans nos sociétés où plus rien ne marque réellement le passage d'une tranche d'âge à l'autre ? Se pourrait-il que se cache derrière les explications rationnelles des jeunes filles dont la demande explicite est liée à un problème dermatologique ou de régularité des menstruations quelque chose de l'ordre d'une demande inconsciente d'autorisation d'entrer dans une sexualité « adulte »? <text:s text:c="2"/></text:span></text:p>
      <text:p text:style-name="P16"/>
      <text:p text:style-name="P16"/>
      <text:p text:style-name="P13"><text:span text:style-name="T1"><text:tab/>Il est intéressant de voir que la pilule est très vite associée à </text:span>une sexualité libérée, voire incontrôlable<text:span text:style-name="T1">. Et l'on peut se demander dans quelle mesure ces perceptions à propos de la sexualité n'ont pas d'influence sur la représentation des femmes et jeunes filles dont le recours au contraceptif oral est connu par l'entourage social. Il nous semble possible que la sensibilité des jeunes filles soient alors passée outre et que leurs partenaires masculins soient alors amenés, par le biais de ces perceptions erronées, à considérer les désirs et plaisirs féminins comme semblables aux leurs. Dans cette suite d'idée, un auteur américain relève en 1994</text:span><text:span text:style-name="T1"><text:note text:id="ftn14" text:note-class="footnote"><text:note-citation>14</text:note-citation><text:note-body><text:p text:style-name="P1"><text:span text:style-name="T4">Tolman, D.L. (1994) Doing Desire : Adolescents Girls' Struggles for/with Sexuality. </text:span><text:span text:style-name="T6">Gender and Society,</text:span><text:span text:style-name="T4"> 8(3), pp. 324-342.</text:span></text:p></text:note-body></text:note></text:span><text:span text:style-name="T1"> que le recours à la pilule peut être perçu par l'entourage comme le signe d'une sexualité débridée. «</text:span><text:span text:style-name="T11"> When you get birth control pills, people automatically think you're having sex every night and that's not true </text:span><text:span text:style-name="T1">», dira une jeune fille afro-américaine de 16 ans. Ainsi il nous semble possible que certaines jeunes filles préfèrent ne pas utiliser ce contraceptif plutôt que de passer pour ce que le langage commun appelle des « putains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rebuchet MS" svg:font-family="'Trebuchet MS'"/>
    <style:font-face style:name="Trebuchet MS1" svg:font-family="'Trebuchet MS'" style:font-adornments="Norm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name-complex="Tahoma1"/>
    </style:style>
    <style:style style:name="Caption" style:family="paragraph" style:parent-style-name="Standard" style:class="extra">
      <style:paragraph-properties fo:margin-top="0.212cm" fo:margin-bottom="0.212cm" text:number-lines="false" text:line-number="0"/>
      <style:text-properties style:font-name="Trebuchet MS" fo:font-size="11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6T18:37:15.82</meta:creation-date>
    <dc:date>2009-02-24T13:04:08.78</dc:date>
    <meta:editing-duration>PT00H01M53S</meta:editing-duration>
    <meta:editing-cycles>2</meta:editing-cycles>
    <meta:generator>OpenOffice.org/3.0$Win32 OpenOffice.org_project/300m9$Build-9358</meta:generator>
    <meta:document-statistic meta:table-count="0" meta:image-count="0" meta:object-count="0" meta:page-count="6" meta:paragraph-count="38" meta:word-count="2494" meta:character-count="15458"/>
  </office:meta>
</office:document-meta>
</file>